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586cm" fo:margin-left="0.009cm" fo:margin-top="0cm" fo:margin-bottom="0cm" table:align="left" style:writing-mode="lr-tb"/>
    </style:style>
    <style:style style:name="Tabelle1.A" style:family="table-column">
      <style:table-column-properties style:column-width="3.14cm"/>
    </style:style>
    <style:style style:name="Tabelle1.B" style:family="table-column">
      <style:table-column-properties style:column-width="6.163cm"/>
    </style:style>
    <style:style style:name="Tabelle1.C" style:family="table-column">
      <style:table-column-properties style:column-width="3.942cm"/>
    </style:style>
    <style:style style:name="Tabelle1.D" style:family="table-column">
      <style:table-column-properties style:column-width="3.339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style:min-row-height="9.259cm" fo:keep-together="auto"/>
    </style:style>
    <style:style style:name="Tabelle2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1" style:family="table">
      <style:table-properties style:width="16.586cm" fo:margin-left="0.009cm" fo:margin-top="0cm" fo:margin-bottom="0cm" table:align="left" style:writing-mode="lr-tb"/>
    </style:style>
    <style:style style:name="Tabelle1.A" style:family="table-column">
      <style:table-column-properties style:column-width="3.14cm"/>
    </style:style>
    <style:style style:name="Tabelle1.B" style:family="table-column">
      <style:table-column-properties style:column-width="6.163cm"/>
    </style:style>
    <style:style style:name="Tabelle1.C" style:family="table-column">
      <style:table-column-properties style:column-width="3.942cm"/>
    </style:style>
    <style:style style:name="Tabelle1.D" style:family="table-column">
      <style:table-column-properties style:column-width="3.339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style:min-row-height="3.473cm" fo:keep-together="auto"/>
    </style:style>
    <style:style style:name="Tabelle3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" style:family="table">
      <style:table-properties style:width="17cm" style:rel-width="100%" fo:margin-left="0.009cm" fo:margin-top="0cm" fo:margin-bottom="0cm" table:align="left" style:writing-mode="lr-tb"/>
    </style:style>
    <style:style style:name="Tabelle5.A" style:family="table-column">
      <style:table-column-properties style:column-width="4.537cm" style:rel-column-width="17491*"/>
    </style:style>
    <style:style style:name="Tabelle5.B" style:family="table-column">
      <style:table-column-properties style:column-width="5.724cm" style:rel-column-width="22065*"/>
    </style:style>
    <style:style style:name="Tabelle5.C" style:family="table-column">
      <style:table-column-properties style:column-width="6.74cm" style:rel-column-width="25979*"/>
    </style:style>
    <style:style style:name="Tabelle5.1" style:family="table-row">
      <style:table-row-properties style:min-row-height="0.6cm" fo:keep-together="auto"/>
    </style:style>
    <style:style style:name="Tabelle5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2" style:family="table-row">
      <style:table-row-properties style:min-row-height="0.801cm" fo:keep-together="auto"/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7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7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7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8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8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8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" style:family="table">
      <style:table-properties style:width="17cm" style:rel-width="100%" fo:margin-left="0.009cm" fo:margin-top="0cm" fo:margin-bottom="0cm" table:align="left" style:writing-mode="lr-tb"/>
    </style:style>
    <style:style style:name="Tabelle6.A" style:family="table-column">
      <style:table-column-properties style:column-width="7.519cm" style:rel-column-width="28986*"/>
    </style:style>
    <style:style style:name="Tabelle6.B" style:family="table-column">
      <style:table-column-properties style:column-width="9.481cm" style:rel-column-width="36548*"/>
    </style:style>
    <style:style style:name="Tabelle6.1" style:family="table-row">
      <style:table-row-properties style:min-row-height="0.6cm" fo:keep-together="auto"/>
    </style:style>
    <style:style style:name="Tabelle6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6.2" style:family="table-row">
      <style:table-row-properties style:min-row-height="0.801cm" fo:keep-together="auto"/>
    </style:style>
    <style:style style:name="Tabelle6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" style:family="table">
      <style:table-properties style:width="17cm" style:rel-width="100%" fo:margin-left="0.009cm" fo:margin-top="0cm" fo:margin-bottom="0cm" table:align="left" style:writing-mode="lr-tb"/>
    </style:style>
    <style:style style:name="Tabelle8.A" style:family="table-column">
      <style:table-column-properties style:column-width="7.519cm" style:rel-column-width="28986*"/>
    </style:style>
    <style:style style:name="Tabelle8.B" style:family="table-column">
      <style:table-column-properties style:column-width="9.481cm" style:rel-column-width="36548*"/>
    </style:style>
    <style:style style:name="Tabelle8.1" style:family="table-row">
      <style:table-row-properties style:min-row-height="0.6cm" fo:keep-together="auto"/>
    </style:style>
    <style:style style:name="Tabelle8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8.2" style:family="table-row">
      <style:table-row-properties style:min-row-height="0.801cm" fo:keep-together="auto"/>
    </style:style>
    <style:style style:name="Tabelle8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top="0.423cm" fo:margin-bottom="0.212cm" style:contextual-spacing="false" fo:line-height="100%"/>
    </style:style>
    <style:style style:name="P3" style:family="paragraph" style:parent-style-name="Standard">
      <style:paragraph-properties fo:margin-top="0.423cm" fo:margin-bottom="0.141cm" style:contextual-spacing="false" fo:line-height="100%"/>
    </style:style>
    <style:style style:name="P4" style:family="paragraph" style:parent-style-name="Standard">
      <style:paragraph-properties fo:margin-top="0.635cm" fo:margin-bottom="0.212cm" style:contextual-spacing="false" fo:line-height="100%"/>
    </style:style>
    <style:style style:name="P5" style:family="paragraph" style:parent-style-name="Standard">
      <style:paragraph-properties fo:margin-top="0cm" fo:margin-bottom="0.423cm" style:contextual-spacing="false" fo:line-height="100%"/>
    </style:style>
    <style:style style:name="P6" style:family="paragraph" style:parent-style-name="Standard">
      <style:paragraph-properties fo:margin-top="0cm" fo:margin-bottom="0.141cm" style:contextual-spacing="false" fo:line-height="100%"/>
    </style:style>
    <style:style style:name="P7" style:family="paragraph" style:parent-style-name="Standard">
      <style:paragraph-properties fo:margin-top="0.635cm" fo:margin-bottom="0.212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3" style:family="paragraph" style:parent-style-name="Standard">
      <style:paragraph-properties fo:margin-top="0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5" style:family="paragraph" style:parent-style-name="Standard">
      <style:paragraph-properties fo:margin-top="0cm" fo:margin-bottom="0.212cm" style:contextual-spacing="false" fo:line-height="115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officeooo:rsid="001ca42b" officeooo:paragraph-rsid="001ca42b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officeooo:rsid="001d37db" officeooo:paragraph-rsid="001d37db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25" style:family="paragraph" style:parent-style-name="Standard">
      <style:paragraph-properties fo:margin-top="0cm" fo:margin-bottom="0.212cm" style:contextual-spacing="false" fo:line-height="115%" fo:text-align="center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3" style:family="text">
      <style:text-properties fo:language="de" fo:country="DE" style:font-name-asian="Times New Roman1" style:language-asian="de" style:country-asian="DE" style:font-name-complex="Calibri1"/>
    </style:style>
    <style:style style:name="T4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5" style:family="text">
      <style:text-properties fo:language="de" fo:country="DE" style:font-name-asian="Calibri1" style:font-name-complex="Calibri1"/>
    </style:style>
    <style:style style:name="T6" style:family="text">
      <style:text-properties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/>
    </style:style>
    <style:style style:name="T7" style:family="text">
      <style:text-properties style:text-position="sub 58%" fo:language="de" fo:country="DE" style:font-name-asian="Times New Roman1" style:language-asian="de" style:country-asian="DE" style:font-name-complex="Calibri1" style:font-weight-complex="bold"/>
    </style:style>
    <style:style style:name="T8" style:family="text">
      <style:text-properties style:text-position="sub 58%" style:font-name="Calibri" fo:language="de" fo:country="DE" style:font-name-asian="Times New Roman1" style:language-asian="de" style:country-asian="DE" style:font-name-complex="Calibri1" style:font-weight-complex="bold"/>
    </style:style>
    <style:style style:name="T9" style:family="text">
      <style:text-properties style:font-name="Wingdings" fo:language="de" fo:country="DE" style:font-name-asian="Wingdings1" style:language-asian="de" style:country-asian="DE" style:font-name-complex="Wingdings1" style:font-weight-complex="bold"/>
    </style:style>
    <style:style style:name="T10" style:family="text">
      <style:text-properties style:font-name="Calibri" fo:language="de" fo:country="DE" style:font-name-asian="Times New Roman1" style:language-asian="de" style:country-asian="DE" style:font-name-complex="Calibri1" style:font-weight-complex="bold"/>
    </style:style>
    <style:style style:name="T11" style:family="text">
      <style:text-properties fo:font-size="8pt" fo:language="de" fo:country="DE" style:font-name-asian="Times New Roman1" style:font-size-asian="8pt" style:language-asian="de" style:country-asian="DE" style:font-name-complex="Calibri1" style:font-size-complex="8pt" style:font-weight-complex="bold"/>
    </style:style>
    <style:style style:name="T12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3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4" style:family="text">
      <style:text-properties officeooo:rsid="001d37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och mehr Typen </text:span><text:span text:style-name="T1"/></text:p>
      <text:p text:style-name="P2" loext:marker-style-name="T6"><text:span text:style-name="T2">Neben den Basistypen gibt es in Haskell auch noch weitere Typen: Listen, Tupel und Funktionen:</text:span></text:p>
      <text:p text:style-name="P2" loext:marker-style-name="T6"><text:span text:style-name="T6">I Listen</text:span><text:span text:style-name="T6"/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3" loext:marker-style-name="T2"><text:span text:style-name="T2">Eine Liste ist eine Folge von Elementen vom selben Typ. Sie ist folgendermaßen aufgebaut: </text:span><text:span text:style-name="T2"/></text:p>
            <text:p text:style-name="P14" loext:marker-style-name="T2"><text:span text:style-name="T2">[element</text:span><text:span text:style-name="T7">1</text:span><text:span text:style-name="T2">, element</text:span><text:span text:style-name="T7">2</text:span><text:span text:style-name="T2">, …, element</text:span><text:span text:style-name="T7">n</text:span><text:span text:style-name="T2">]</text:span></text:p>
            <text:p text:style-name="P12" loext:marker-style-name="T2"><text:span text:style-name="T2">Beispiele:</text:span><text:span text:style-name="T2"/></text:p>
            <text:p text:style-name="P15" loext:marker-style-name="T2"><text:span text:style-name="T2">[False, True, False] :: [Bool]</text:span><text:span text:style-name="T2"/></text:p>
            <text:p text:style-name="P15" loext:marker-style-name="T2"><text:span text:style-name="T3">['a', 'b', 'c'] :: [Char]</text:span><text:span text:style-name="T2"/></text:p>
            <text:p text:style-name="P13" loext:marker-style-name="T2"><text:span text:style-name="T2">Der Typ String wird in Haskell ebenfalls als Liste von Zeichen, also [Char] repräsentiert.</text:span><text:span text:style-name="T2"/></text:p>
            <text:p text:style-name="P13" loext:marker-style-name="T2"><text:span text:style-name="T2">Auf Listen können folgende Funktion angewendet werden:</text:span><text:span text:style-name="T2"/>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row table:style-name="Tabelle1.1">
                <table:table-cell table:style-name="Tabelle1.A1" office:value-type="string">
                  <text:p text:style-name="P12" loext:marker-style-name="T4"><text:span text:style-name="T4">Funktion</text:span><text:span text:style-name="T4"/></text:p>
                </table:table-cell>
                <table:table-cell table:style-name="Tabelle1.A1" office:value-type="string">
                  <text:p text:style-name="P12" loext:marker-style-name="T4"><text:span text:style-name="T4">Bedeutung</text:span><text:span text:style-name="T4"/></text:p>
                </table:table-cell>
                <table:table-cell table:style-name="Tabelle1.A1" office:value-type="string">
                  <text:p text:style-name="P12" loext:marker-style-name="T4"><text:span text:style-name="T4">Ausdruck</text:span><text:span text:style-name="T4"/></text:p>
                </table:table-cell>
                <table:table-cell table:style-name="Tabelle1.A1" office:value-type="string">
                  <text:p text:style-name="P12" loext:marker-style-name="T4"><text:span text:style-name="T4">Ergebnis</text:span><text:span text:style-name="T4"/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 loext:marker-style-name="T3"><text:span text:style-name="T3">head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Gibt das erste Element zurück.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head ['a', 'b', 'c']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'a'</text:span><text:span text:style-name="T3"/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 loext:marker-style-name="T3"><text:span text:style-name="T3">tail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Gibt die Liste ohne das erste Element zurück.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tail ['a', 'b', 'c']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['b', 'c']</text:span><text:span text:style-name="T3"/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 loext:marker-style-name="T3"><text:span text:style-name="T3">take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Gibt die ersten n Elemente zurück.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take 2 ['a', 'b', 'c']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['a', 'b']</text:span><text:span text:style-name="T3"/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 loext:marker-style-name="T3"><text:span text:style-name="T3">drop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Entfernt die ersten n Elemente.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drop 2 ['a', 'b', 'c']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['c']</text:span><text:span text:style-name="T3"/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 loext:marker-style-name="T3"><text:span text:style-name="T3">length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Länge der Liste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length ['a', 'b', 'c']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3</text:span><text:span text:style-name="T3"/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 loext:marker-style-name="T3"><text:span text:style-name="T3">++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Konkateniert zwei Listen.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['a', 'b', 'c'] ++ ['d', 'e']</text:span><text:span text:style-name="T3"/></text:p>
                </table:table-cell>
                <table:table-cell table:style-name="Tabelle1.A1" office:value-type="string">
                  <text:p text:style-name="P17" loext:marker-style-name="T3"><text:span text:style-name="T3">['a', 'b', 'c', 'd', 'e']</text:span><text:span text:style-name="T3"/></text:p>
                </table:table-cell>
              </table:table-row>
            </table:table>
            <text:p text:style-name="P20" loext:marker-style-name="T2"/>
          </table:table-cell>
        </table:table-row>
      </table:table>
      <text:p text:style-name="P3" loext:marker-style-name="T2"><text:span text:style-name="T6">II Tupel</text:span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6" loext:marker-style-name="T2"><text:span text:style-name="T2">Ein Tupel ist eine endliche Folge von Elementen mit möglicherweise unterschiedlichen Typen, wobei der Typ an Position i für jedes Tupel einer Typdefinition gleich ist. Ein Tupel ist folgendermaßen aufgebaut: </text:span><text:span text:style-name="T2"/></text:p>
            <text:p text:style-name="P14" loext:marker-style-name="T2"><text:span text:style-name="T2">(element</text:span><text:span text:style-name="T7">1</text:span><text:span text:style-name="T2">, element</text:span><text:span text:style-name="T7">2</text:span><text:span text:style-name="T2">, …, element</text:span><text:span text:style-name="T7">n</text:span><text:span text:style-name="T2">)</text:span></text:p>
            <text:p text:style-name="P13" loext:marker-style-name="T2"><text:span text:style-name="T2">Beispiele:</text:span><text:span text:style-name="T2"/></text:p>
            <text:p text:style-name="P15" loext:marker-style-name="T2"><text:span text:style-name="T2">(False, False) :: (Bool, Bool)</text:span><text:span text:style-name="T2"/></text:p>
            <text:p text:style-name="P14" loext:marker-style-name="T2"><text:span text:style-name="T2">(False, </text:span><text:span text:style-name="T3">'a', True) :: (Bool, Char, Bool)</text:span></text:p>
          </table:table-cell>
        </table:table-row>
      </table:table>
      <text:p text:style-name="P4" loext:marker-style-name="T6"><text:span text:style-name="T6">III Funktionstypen</text:span><text:span text:style-name="T6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3" loext:marker-style-name="T2"><text:span text:style-name="T2">Eine Funktion ist das Mapping von Argumenten eines Typs auf das Ergebnis eines anderen Typs:</text:span><text:span text:style-name="T2"/></text:p>
            <text:p text:style-name="P24" loext:marker-style-name="T7"><text:span text:style-name="T10">funktion :: T</text:span><text:span text:style-name="T8">1</text:span><text:span text:style-name="T10"> </text:span><text:span text:style-name="T9"></text:span><text:span text:style-name="T10"> T</text:span><text:span text:style-name="T8">2</text:span></text:p>
            <text:p text:style-name="P13" loext:marker-style-name="T2"><text:span text:style-name="T2">Beispiele: </text:span><text:span text:style-name="T2"/></text:p>
            <text:p text:style-name="P15" loext:marker-style-name="T2"><text:span text:style-name="T2">fortytwo :: Int</text:span><text:span text:style-name="T2"/></text:p>
            <text:p text:style-name="P25" loext:marker-style-name="T2"><text:span text:style-name="T10">not :: Bool </text:span><text:span text:style-name="T9"></text:span><text:span text:style-name="T10"> Bool</text:span></text:p>
            <text:p text:style-name="P25" loext:marker-style-name="T2"><text:span text:style-name="T10">add :: Int </text:span><text:span text:style-name="T9"></text:span><text:span text:style-name="T10"> Int </text:span><text:span text:style-name="T9"></text:span><text:span text:style-name="T10"> Int</text:span></text:p>
          </table:table-cell>
        </table:table-row>
      </table:table>
      <text:p text:style-name="P5" loext:marker-style-name="T6"><text:soft-page-break/><text:span text:style-name="T6">Übungen zu den Datentypen in Haskell</text:span><text:span text:style-name="T6"/></text:p>
      <text:p text:style-name="P6" loext:marker-style-name="T4"><text:span text:style-name="T4">Übung 1: </text:span><text:span text:style-name="T2">Geben Sie für die folgenden Ausdrücke an, welchen Datentyp diese jeweils besitzen. Überprüfen Sie ihre Vermutung mit der :type-Funktion (z.B. :type True).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8" loext:marker-style-name="T4"><text:span text:style-name="T4">Ausdruck</text:span><text:span text:style-name="T4"/></text:p>
          </table:table-cell>
          <table:table-cell table:style-name="Tabelle5.A1" office:value-type="string">
            <text:p text:style-name="P18" loext:marker-style-name="T4"><text:span text:style-name="T4">Vermuteter Datentyp</text:span><text:span text:style-name="T4"/></text:p>
          </table:table-cell>
          <table:table-cell table:style-name="Tabelle5.A1" office:value-type="string">
            <text:p text:style-name="P18" loext:marker-style-name="T4"><text:span text:style-name="T4">Tatsächlicher Datentyp</text:span><text:span text:style-name="T4"/></text:p>
          </table:table-cell>
        </table:table-row>
        <table:table-row table:style-name="Tabelle5.2">
          <table:table-cell table:style-name="Tabelle5.A2" office:value-type="string">
            <text:p text:style-name="P19" loext:marker-style-name="T2"><text:span text:style-name="T3">['a', 'b', 'c']</text:span><text:span text:style-name="T2"/></text:p>
          </table:table-cell>
          <table:table-cell table:style-name="Tabelle5.B2" office:value-type="string">
            <text:p text:style-name="P22" loext:marker-style-name="T2">[Char]</text:p>
          </table:table-cell>
          <table:table-cell table:style-name="Tabelle5.C2" office:value-type="string">
            <text:p text:style-name="P21" loext:marker-style-name="T2">[Char]</text:p>
          </table:table-cell>
        </table:table-row>
        <table:table-row table:style-name="Tabelle5.2">
          <table:table-cell table:style-name="Tabelle5.A3" office:value-type="string">
            <text:p text:style-name="P19" loext:marker-style-name="T2"><text:span text:style-name="T3">('a', 'b', 'c')</text:span><text:span text:style-name="T2"/></text:p>
          </table:table-cell>
          <table:table-cell table:style-name="Tabelle5.B3" office:value-type="string">
            <text:p text:style-name="P22" loext:marker-style-name="T2">(Char, Char, Char)</text:p>
          </table:table-cell>
          <table:table-cell table:style-name="Tabelle5.C3" office:value-type="string">
            <text:p text:style-name="P22" loext:marker-style-name="T2">(Char, Char, Char)</text:p>
          </table:table-cell>
        </table:table-row>
        <table:table-row table:style-name="Tabelle5.2">
          <table:table-cell table:style-name="Tabelle5.A4" office:value-type="string">
            <text:p text:style-name="P19" loext:marker-style-name="T3"><text:span text:style-name="T3">"Hello world!"</text:span><text:span text:style-name="T3"/></text:p>
          </table:table-cell>
          <table:table-cell table:style-name="Tabelle5.B4" office:value-type="string">
            <text:p text:style-name="P22" loext:marker-style-name="T2">String</text:p>
          </table:table-cell>
          <table:table-cell table:style-name="Tabelle5.C4" office:value-type="string">
            <text:p text:style-name="P22" loext:marker-style-name="T2">[Char]</text:p>
          </table:table-cell>
        </table:table-row>
        <table:table-row table:style-name="Tabelle5.2">
          <table:table-cell table:style-name="Tabelle5.A5" office:value-type="string">
            <text:p text:style-name="P19" loext:marker-style-name="T3"><text:span text:style-name="T3">['a', 2, 'c']</text:span><text:span text:style-name="T3"/></text:p>
          </table:table-cell>
          <table:table-cell table:style-name="Tabelle5.B5" office:value-type="string">
            <text:p text:style-name="P22" loext:marker-style-name="T2">Fehler</text:p>
          </table:table-cell>
          <table:table-cell table:style-name="Tabelle5.C5" office:value-type="string">
            <text:p text:style-name="P22" loext:marker-style-name="T2">Fehler</text:p>
          </table:table-cell>
        </table:table-row>
        <table:table-row table:style-name="Tabelle5.2">
          <table:table-cell table:style-name="Tabelle5.A6" office:value-type="string">
            <text:p text:style-name="P19" loext:marker-style-name="T3"><text:span text:style-name="T3">('a', 2', 'c')</text:span><text:span text:style-name="T3"/></text:p>
          </table:table-cell>
          <table:table-cell table:style-name="Tabelle5.B6" office:value-type="string">
            <text:p text:style-name="P22" loext:marker-style-name="T2">Syntaxfehler</text:p>
          </table:table-cell>
          <table:table-cell table:style-name="Tabelle5.C6" office:value-type="string">
            <text:p text:style-name="P22" loext:marker-style-name="T2">Syntaxfehler</text:p>
          </table:table-cell>
        </table:table-row>
        <table:table-row table:style-name="Tabelle5.2">
          <table:table-cell table:style-name="Tabelle5.A7" office:value-type="string">
            <text:p text:style-name="P19" loext:marker-style-name="T2"><text:span text:style-name="T2">[(False, </text:span><text:span text:style-name="T3">'0'), (True, '1')]</text:span></text:p>
          </table:table-cell>
          <table:table-cell table:style-name="Tabelle5.B7" office:value-type="string">
            <text:p text:style-name="P22" loext:marker-style-name="T2">[(Bool, Char)]</text:p>
          </table:table-cell>
          <table:table-cell table:style-name="Tabelle5.C7" office:value-type="string">
            <text:p text:style-name="P22" loext:marker-style-name="T2">[(Bool, Char)]</text:p>
          </table:table-cell>
        </table:table-row>
        <table:table-row table:style-name="Tabelle5.2">
          <table:table-cell table:style-name="Tabelle5.A8" office:value-type="string">
            <text:p text:style-name="P19" loext:marker-style-name="T2"><text:span text:style-name="T2">([False, True], [</text:span><text:span text:style-name="T3">'0', '1'])</text:span></text:p>
          </table:table-cell>
          <table:table-cell table:style-name="Tabelle5.B8" office:value-type="string">
            <text:p text:style-name="P22" loext:marker-style-name="T2">([Bool], [Char])</text:p>
          </table:table-cell>
          <table:table-cell table:style-name="Tabelle5.C8" office:value-type="string">
            <text:p text:style-name="P22" loext:marker-style-name="T2">([Bool], [Char])</text:p>
          </table:table-cell>
        </table:table-row>
      </table:table>
      <text:p text:style-name="P7" loext:marker-style-name="T2"><text:span text:style-name="T4">Übung 2</text:span><text:span text:style-name="T2">: Geben Sie für jede Typdefinition einen Ausdruck an, der dazu passt.</text:span>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8" loext:marker-style-name="T4"><text:span text:style-name="T4">Typdefinition</text:span><text:span text:style-name="T4"/></text:p>
          </table:table-cell>
          <table:table-cell table:style-name="Tabelle6.A1" office:value-type="string">
            <text:p text:style-name="P18" loext:marker-style-name="T4"><text:span text:style-name="T4">Ausdruck</text:span><text:span text:style-name="T4"/></text:p>
          </table:table-cell>
        </table:table-row>
        <table:table-row table:style-name="Tabelle6.2">
          <table:table-cell table:style-name="Tabelle6.A2" office:value-type="string">
            <text:p text:style-name="P26" loext:marker-style-name="T2"><text:span text:style-name="T10">mult :: Int </text:span><text:span text:style-name="T9"></text:span><text:span text:style-name="T10"> Int </text:span><text:span text:style-name="T9"></text:span><text:span text:style-name="T10"> Int</text:span></text:p>
          </table:table-cell>
          <table:table-cell table:style-name="Tabelle6.B2" office:value-type="string">
            <text:p text:style-name="P23" loext:marker-style-name="T2">mult a b = a * b</text:p>
          </table:table-cell>
        </table:table-row>
        <table:table-row table:style-name="Tabelle6.2">
          <table:table-cell table:style-name="Tabelle6.A3" office:value-type="string">
            <text:p text:style-name="P19" loext:marker-style-name="T3"><text:span text:style-name="T3">bools :: [Bool]</text:span><text:span text:style-name="T3"/></text:p>
          </table:table-cell>
          <table:table-cell table:style-name="Tabelle6.B3" office:value-type="string">
            <text:p text:style-name="P22" loext:marker-style-name="T2">bools = [True, False, True]</text:p>
          </table:table-cell>
        </table:table-row>
        <table:table-row table:style-name="Tabelle6.2">
          <table:table-cell table:style-name="Tabelle6.A4" office:value-type="string">
            <text:p text:style-name="P19" loext:marker-style-name="T2"><text:span text:style-name="T3">nums :: [[Int]]</text:span><text:span text:style-name="T2"/></text:p>
          </table:table-cell>
          <table:table-cell table:style-name="Tabelle6.B4" office:value-type="string">
            <text:p text:style-name="P22" loext:marker-style-name="T2">nums = [[1, 2], [3, 4, 5], [6]]</text:p>
          </table:table-cell>
        </table:table-row>
        <table:table-row table:style-name="Tabelle6.2">
          <table:table-cell table:style-name="Tabelle6.A5" office:value-type="string">
            <text:p text:style-name="P26" loext:marker-style-name="T2"><text:span text:style-name="T10">add :: Int </text:span><text:span text:style-name="T9"></text:span><text:span text:style-name="T10"> Int </text:span><text:span text:style-name="T9"></text:span><text:span text:style-name="T10"> Int </text:span><text:span text:style-name="T9"></text:span><text:span text:style-name="T10"> Int</text:span></text:p>
          </table:table-cell>
          <table:table-cell table:style-name="Tabelle6.B5" office:value-type="string">
            <text:p text:style-name="P23" loext:marker-style-name="T2">add a b c = a + b + c</text:p>
          </table:table-cell>
        </table:table-row>
      </table:table>
      <text:p text:style-name="P7" loext:marker-style-name="T2"><text:span text:style-name="T4">Übung 3</text:span><text:span text:style-name="T2">: Geben Sie für die folgenden Funktionen eine mögliche Typdefinition an.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8" loext:marker-style-name="T4"><text:span text:style-name="T4">Funktion</text:span><text:span text:style-name="T4"/></text:p>
          </table:table-cell>
          <table:table-cell table:style-name="Tabelle8.A1" office:value-type="string">
            <text:p text:style-name="P18" loext:marker-style-name="T4"><text:span text:style-name="T4">Typdefinition</text:span><text:span text:style-name="T4"/></text:p>
          </table:table-cell>
        </table:table-row>
        <table:table-row table:style-name="Tabelle8.2">
          <table:table-cell table:style-name="Tabelle8.A2" office:value-type="string">
            <text:p text:style-name="P19" loext:marker-style-name="T2"><text:span text:style-name="T2">swap (x, y) = (y, x)</text:span><text:span text:style-name="T2"/></text:p>
          </table:table-cell>
          <table:table-cell table:style-name="Tabelle8.B2" office:value-type="string">
            <text:p text:style-name="P22" loext:marker-style-name="T2">swap :: (x, y) → (y, x)</text:p>
          </table:table-cell>
        </table:table-row>
        <table:table-row table:style-name="Tabelle8.2">
          <table:table-cell table:style-name="Tabelle8.A3" office:value-type="string">
            <text:p text:style-name="P19" loext:marker-style-name="T2"><text:span text:style-name="T2">pair x y = (x, y)</text:span><text:span text:style-name="T2"/></text:p>
          </table:table-cell>
          <table:table-cell table:style-name="Tabelle8.B3" office:value-type="string">
            <text:p text:style-name="P22" loext:marker-style-name="T2">pair <text:s/>:: x → y → (x, y)</text:p>
          </table:table-cell>
        </table:table-row>
        <table:table-row table:style-name="Tabelle8.2">
          <table:table-cell table:style-name="Tabelle8.A4" office:value-type="string">
            <text:p text:style-name="P19" loext:marker-style-name="T2"><text:span text:style-name="T2">double x = x*2</text:span><text:span text:style-name="T2"/></text:p>
          </table:table-cell>
          <table:table-cell table:style-name="Tabelle8.B4" office:value-type="string">
            <text:p text:style-name="P22" loext:marker-style-name="T2">double :: Num a =&gt; a → Num a =&gt; a</text:p>
          </table:table-cell>
        </table:table-row>
        <table:table-row table:style-name="Tabelle8.2">
          <table:table-cell table:style-name="Tabelle8.A5" office:value-type="string">
            <text:p text:style-name="P19" loext:marker-style-name="T2"><text:span text:style-name="T2">half x = x / 2</text:span><text:span text:style-name="T2"/></text:p>
          </table:table-cell>
          <table:table-cell table:style-name="Tabelle8.B5" office:value-type="string">
            <text:p text:style-name="P22" loext:marker-style-name="T2">half :: Num a =&gt; a → Num a =&gt; a</text:p>
          </table:table-cell>
        </table:table-row>
      </table:table>
      <text:p text:style-name="P8" loext:marker-style-name="T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cm" style:rel-width="100%" fo:margin-left="0.009cm" fo:margin-top="0cm" fo:margin-bottom="0cm" table:align="left" style:writing-mode="lr-tb"/>
    </style:style>
    <style:style style:name="Tabelle7.A" style:family="table-column">
      <style:table-column-properties style:column-width="4.246cm" style:rel-column-width="16370*"/>
    </style:style>
    <style:style style:name="Tabelle7.B" style:family="table-column">
      <style:table-column-properties style:column-width="8.35cm" style:rel-column-width="32191*"/>
    </style:style>
    <style:style style:name="Tabelle7.C" style:family="table-column">
      <style:table-column-properties style:column-width="4.403cm" style:rel-column-width="16974*"/>
    </style:style>
    <style:style style:name="Tabelle7.1" style:family="table-row">
      <style:table-row-properties style:min-row-height="0.882cm" fo:keep-together="auto"/>
    </style:style>
    <style:style style:name="Tabelle7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7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7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7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12</meta:editing-cycles>
    <meta:print-date>2022-04-26T17:24:00</meta:print-date>
    <meta:creation-date>2023-08-27T17:13:00</meta:creation-date>
    <dc:date>2023-09-11T12:50:14.234373744</dc:date>
    <meta:editing-duration>PT41M20S</meta:editing-duration>
    <meta:generator>LibreOffice/7.5.5.2$Linux_X86_64 LibreOffice_project/50$Build-2</meta:generator>
    <meta:document-statistic meta:table-count="8" meta:image-count="0" meta:object-count="0" meta:page-count="2" meta:paragraph-count="103" meta:word-count="464" meta:character-count="2554" meta:non-whitespace-character-count="2188"/>
    <meta:user-defined meta:name="AppVersion">16.0000</meta:user-defined>
    <meta:template xlink:type="simple" xlink:actuate="onRequest" xlink:title="Normal.dotm" xlink:href=""/>
  </office:meta>
</office:document-meta>
</file>